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cdc1e" officeooo:paragraph-rsid="000cdc1e" style:font-weight-asian="bold" style:font-weight-complex="bold"/>
    </style:style>
    <style:style style:name="P3" style:family="paragraph" style:parent-style-name="Standard">
      <style:text-properties fo:font-weight="bold" officeooo:rsid="000e4a58" officeooo:paragraph-rsid="000e4a58"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44884" officeooo:paragraph-rsid="00444884"/>
    </style:style>
    <style:style style:name="P35" style:family="paragraph" style:parent-style-name="Standard">
      <style:text-properties style:font-name="Noto Sans CJK SC Regular" officeooo:rsid="00489998" officeooo:paragraph-rsid="00489998"/>
    </style:style>
    <style:style style:name="P36" style:family="paragraph" style:parent-style-name="Standard">
      <style:paragraph-properties fo:text-align="end" style:justify-single-word="false"/>
      <style:text-properties style:font-name="Noto Sans CJK SC Regular" officeooo:rsid="00489998" officeooo:paragraph-rsid="00489998"/>
    </style:style>
    <style:style style:name="P37" style:family="paragraph" style:parent-style-name="Standard">
      <style:text-properties style:font-name="Noto Sans CJK SC Regular" officeooo:rsid="004e6e1b" officeooo:paragraph-rsid="004e6e1b"/>
    </style:style>
    <style:style style:name="P38" style:family="paragraph" style:parent-style-name="Heading_20_1">
      <style:paragraph-properties fo:text-align="center" style:justify-single-word="false"/>
    </style:style>
    <style:style style:name="P39" style:family="paragraph" style:parent-style-name="Heading_20_2">
      <style:paragraph-properties fo:text-align="center" style:justify-single-word="false"/>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Liberation Serif" officeooo:rsid="001a0e0d"/>
    </style:style>
    <style:style style:name="T32" style:family="text">
      <style:text-properties officeooo:rsid="00278ec6"/>
    </style:style>
    <style:style style:name="T33" style:family="text">
      <style:text-properties fo:font-weight="bold" style:font-weight-asian="bold" style:font-weight-complex="bold"/>
    </style:style>
    <style:style style:name="T34" style:family="text">
      <style:text-properties fo:font-weight="bold" officeooo:rsid="0041db8f" style:font-weight-asian="bold" style:font-weight-complex="bold"/>
    </style:style>
    <style:style style:name="T35" style:family="text">
      <style:text-properties fo:font-weight="bold" officeooo:rsid="00515d9f" style:font-weight-asian="bold" style:font-weight-complex="bold"/>
    </style:style>
    <style:style style:name="T36" style:family="text">
      <style:text-properties style:font-name="Noto Sans CJK SC Regular"/>
    </style:style>
    <style:style style:name="T37" style:family="text">
      <style:text-properties style:font-name="Noto Sans CJK SC Regular" officeooo:rsid="004a538a"/>
    </style:style>
    <style:style style:name="T38" style:family="text">
      <style:text-properties officeooo:rsid="0047c623"/>
    </style:style>
    <style:style style:name="T39" style:family="text">
      <style:text-properties officeooo:rsid="00489998"/>
    </style:style>
    <style:style style:name="T40" style:family="text">
      <style:text-properties officeooo:rsid="004a538a"/>
    </style:style>
    <style:style style:name="T41" style:family="text">
      <style:text-properties officeooo:rsid="004bbbdc"/>
    </style:style>
    <style:style style:name="T42" style:family="text">
      <style:text-properties officeooo:rsid="004c9b08"/>
    </style:style>
    <style:style style:name="T43" style:family="text">
      <style:text-properties officeooo:rsid="004e6e1b"/>
    </style:style>
    <style:style style:name="T44" style:family="text">
      <style:text-properties fo:font-weight="normal" style:font-weight-asian="normal" style:font-weight-complex="normal"/>
    </style:style>
    <style:style style:name="T45" style:family="text">
      <style:text-properties officeooo:rsid="004f6666"/>
    </style:style>
    <style:style style:name="T46" style:family="text">
      <style:text-properties officeooo:rsid="00515d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2">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3">金牌销售的第一个心理营销策略：时刻以客户为中心，把握客户最迫切、最深层次的需求。让客户感觉到我们是在帮组他们解决问题，而不仅仅是在推销自己的产品。</text:p>
      <text:p text:style-name="P3"/>
      <text:p text:style-name="P4">记住：钓鱼时用的鱼饵，不是你所喜欢吃的东西，而是鱼最喜欢吃的东西。</text:p>
      <text:p text:style-name="P4"/>
      <text:h text:style-name="P39"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31">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39"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39" text:outline-level="2">不要在客户面前喋喋不休</text:h>
      <text:p text:style-name="P7">我们在总公司的会议上对推销员为什么会失去推销机会进行投票表决，结果<text:span text:style-name="T32">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4">：</text:span></text:p>
      <text:p text:style-name="P13">尽量少自夸</text:p>
      <text:p text:style-name="P13">语言简洁易懂</text:p>
      <text:p text:style-name="P12"/>
      <text:p text:style-name="P7"><text:span text:style-name="T3">用棍子弯曲比喻人的视力的PC保护屏推销员小王的例子</text:span><text:span text:style-name="T15">：</text:span></text:p>
      <text:p text:style-name="P14">销售员一定要牢记长话短说，说话时应察言观色，如果对方没有让我们继续说下去的意思，应提早住口，有时沉默是金。</text:p>
      <text:p text:style-name="P14"/>
      <text:h text:style-name="P39" text:outline-level="2"><text:span text:style-name="T15">谦虚一点</text:span><text:span text:style-name="T16">，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pan text:style-name="T17">销售员尤金</text:span><text:span text:style-name="T18">·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7"/>
      <text:h text:style-name="P39" text:outline-level="2">向客户证明价格是合理的或利润是可观的</text:h>
      <text:p text:style-name="P7"><text:span text:style-name="T19">既物美又价廉的产品自然好销售</text:span><text:span text:style-name="T20">，但大多数时候都不能两全其美，这就要求销售员发挥作用，将品质好的产品卖上个好价钱。</text:span></text:p>
      <text:p text:style-name="P18"/>
      <text:p text:style-name="P7"><text:span text:style-name="T20">销售员在推销时还必须将</text:span><text:span text:style-name="T9">购买产品后的利益具体化、现实化，使其能够令客户信服</text:span><text:span text:style-name="T20">。</text:span></text:p>
      <text:p text:style-name="P17"/>
      <text:p text:style-name="P11"><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39" text:outline-level="2"><text:span text:style-name="T19">强化情绪体验</text:span><text:span text:style-name="T21">，让客户花钱花得开心</text:span></text:h>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7"/>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5"/>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39" text:outline-level="2">老谋深算的客户如何欺骗你</text:h>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text:soft-page-break/></text:p>
      <text:p text:style-name="P7"><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10"><text:span text:style-name="T13">1. </text:span><text:span text:style-name="T11">假设法</text:span><text:span text:style-name="T29">：</text:span><text:span text:style-name="T30">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0">：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34">3. </text:span><text:span text:style-name="T33">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33">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33">5.</text:span> <text:span text:style-name="T33">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38" text:outline-level="1"><text:soft-page-break/>第二章 做销售，就要懂点心理“显规则”</text:h>
      <text:p text:style-name="P26"/>
      <text:p text:style-name="P32">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39"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38">，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39">，所以新颖的广告和特色的产品能够在客户心中留下深刻的印象，激起客户的购买欲望。</text:span></text:p>
      <text:p text:style-name="P26">并且人们都喜欢购买自己熟悉的产品<text:span text:style-name="T39">，通过广告的不断重复，能够让客户对产品有一定的了解。同时，广告在潜移默化中让客户在心理上接受了产品，从而占领的客户的头脑。</text:span></text:p>
      <text:p text:style-name="P26"/>
      <text:p text:style-name="P35">“鹤鸣”鞋店的例子：</text:p>
      <text:p text:style-name="P35">通过一个创意的广告，使顾客对产品产生了好感和好奇心，勾起他们购买产品的欲望和冲动，从而取得销售上的成功的。</text:p>
      <text:p text:style-name="P35"/>
      <text:p text:style-name="P35">豆制品的例子<text:span text:style-name="T40">：(草莓味、香蕉味豆浆；奶油、咖啡、果汁三色豆腐)</text:span></text:p>
      <text:p text:style-name="P35">要想占领消费者的头脑<text:span text:style-name="T40">，不仅要进行广告宣传，更要从产品本身着手，使产品别具特色，创造新的市场和产品需求。只有这样，产品才能占领消费者的心理空间，我们才能赢得销售的契机。</text:span></text:p>
      <text:p text:style-name="P35"/>
      <text:p text:style-name="P35">做销售一定要懂得客户的心理<text:span text:style-name="T40">，除了要让客户购买我们的产品，还要让他们喜爱我们的产品，做到在客户心里，我们的产品是他唯一的选择。所以我们必须具有强烈的塑造形象的意识，像保护眼睛一样维护产品在客户心中的形象。</text:span></text:p>
      <text:p text:style-name="P35"/>
      <text:h text:style-name="P39" text:outline-level="2">二八定律<text:span text:style-name="T40">：维护好大客户的面子</text:span></text:h>
      <text:p text:style-name="P35">社会上的人似乎很自然地分为两大类<text:span text:style-name="T40">：一类被他称之为“举足轻重的少数人”，另外一类则是“无足轻重的多数人”。前者在金钱和地位方面声名显赫，约占总人数的20%；后者生活在底层，约占80%。并且，几乎所有的经济活动都受二八定律的支配。</text:span></text:p>
      <text:p text:style-name="P36">– 维尔弗雷德<text:span text:style-name="T37">·帕累托(意大利著名经济学家)</text:span></text:p>
      <text:p text:style-name="P35"><text:span text:style-name="T37"/></text:p>
      <text:p text:style-name="P35"><text:soft-page-break/>在销售中<text:span text:style-name="T41">，这一定律体现在20%的客户带来了80%的销售额。这意味着，大客户对销售人员来说至关重要。</text:span></text:p>
      <text:p text:style-name="P35"/>
      <text:p text:style-name="P35">大客户往往给销售员带来大订单<text:span text:style-name="T42">，并且大客户对于本区域的其他客户往往具有极大的广告和示范效应，有利于销售员的进一步推销。</text:span></text:p>
      <text:p text:style-name="P35">但是<text:span text:style-name="T42">，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5">大客户往往是很爱面子的人<text:span text:style-name="T42">，如果销售员这时顶撞的大客户，即使自己是有理的，那么也很有可能把交易搞砸，遭受损失。</text:span></text:p>
      <text:p text:style-name="P35"/>
      <text:p text:style-name="P35">对待大客户<text:span text:style-name="T43">，我们绝不可以掉以轻心。如果销售员碰到了上述这一类大客户，就要注意把握他们的心理，运用一些策略维护好大客户的面子，维持与大客户关系的健康状态。</text:span></text:p>
      <text:p text:style-name="P35"/>
      <text:p text:style-name="P35">在平时与大客户的交谈中<text:span text:style-name="T43">，我们可以灵活运用以下两种方法来化解客户的不良情绪，在不损害客户面子的基础上达到自己的目的，取得更好的销售业绩。</text:span></text:p>
      <text:p text:style-name="P37"><text:span text:style-name="T33">1. 置换法</text:span><text:span text:style-name="T35">，</text:span>服装销售玛丽的例子(客户试穿过的衣服说可能是家里的孩子试穿过)：</text:p>
      <text:p text:style-name="P37">指说话人为避免直接指出对方的缺点或问题时，有意进行置换，<text:span text:style-name="T44">把可能会丢面子的事，转换到其他人身上，这样可以减少与对方的冲突，为对方找到了台阶下。</text:span></text:p>
      <text:p text:style-name="P37"><text:span text:style-name="T33">2. 使用模糊语言</text:span><text:span text:style-name="T35">，</text:span>电脑销售小王的例子(使用模糊词，咱们代替你等)</text:p>
      <text:p text:style-name="P37">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7"/>
      <text:p text:style-name="P37">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7"/>
      <text:h text:style-name="P39" text:outline-level="2">奥美定律<text:span text:style-name="T45">：把客户当做上帝一样服务，客户就会关照你的生意</text:span></text:h>
      <text:p text:style-name="P37">客户购买产品时都希望能够接受良好的服务<text:span text:style-name="T45">，如果销售员不仅能为客户提供优质的产品，而且还送去真诚周到的服务，那么客户自然会回报你。反之，如果服务不好，那么即使再好的产品客户都不会考虑了。</text:span></text:p>
      <text:p text:style-name="P37"/>
      <text:p text:style-name="P37">沃尔玛的例子<text:span text:style-name="T46">：</text:span></text:p>
      <text:p text:style-name="P37">坚持最好的服务一天两天容易<text:span text:style-name="T46">，但时间长了就很难尽善尽美了，然而沃尔玛却几十年如一日地对待顾客。面对“天天低价”、“十英尺态度”等如此良好的服务，客户怎能不回报沃尔玛呢？</text:span></text:p>
      <text:p text:style-name="P37"/>
      <text:p text:style-name="P37">海尔的例子<text:span text:style-name="T46">：</text:span></text:p>
      <text:p text:style-name="P37">服务态度的真诚也很重要<text:span text:style-name="T46">，海尔有一句响亮的口号：真诚到永远！</text:span></text:p>
      <text:p text:style-name="P37"/>
      <text:p text:style-name="P37">销售员要想获得成功并不需要什么特别的法宝<text:span text:style-name="T46">，我们只要遵循奥美定律，把客户当做上帝一样，真诚周到地为它们服务，那么客户自然会被感动，我们也就不愁不能赢得客户的心了。</text:span></text:p>
      <text:p text:style-name="P37"/>
      <text:p text:style-name="P3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3-19T22:50:23.321004567</dc:date>
    <meta:editing-duration>PT7H52M25S</meta:editing-duration>
    <meta:editing-cycles>48</meta:editing-cycles>
    <meta:generator>LibreOffice/5.1.6.2$Linux_x86 LibreOffice_project/10m0$Build-2</meta:generator>
    <meta:document-statistic meta:table-count="0" meta:image-count="0" meta:object-count="0" meta:page-count="8" meta:paragraph-count="134" meta:word-count="7359" meta:character-count="7405" meta:non-whitespace-character-count="7391"/>
  </office:meta>
</office:document-meta>
</file>